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stroke-dash="Fine_20_Dashed_20__28_var_29_" draw:marker-start="Arrow" draw:marker-start-width="0.3cm" draw:marker-end="Arrow" draw:marker-end-width="0.3cm" draw:fill="none" draw:textarea-vertical-align="middle"/>
    </style:style>
    <style:style style:name="gr3" style:family="graphic" style:parent-style-name="objectwithoutfill">
      <style:graphic-properties draw:stroke="solid" draw:stroke-dash="Fine_20_Dashed_20__28_var_29_"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stroke-dash="Fine_20_Dashed_20__28_var_29_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solid" draw:stroke-dash="Fine_20_Dashed" draw:textarea-vertical-align="middle"/>
    </style:style>
    <style:style style:name="gr8" style:family="graphic" style:parent-style-name="standard">
      <style:graphic-properties draw:stroke="solid" draw:stroke-dash="Fine_20_Dashed_20__28_var_29_" draw:textarea-vertical-align="middle"/>
    </style:style>
    <style:style style:name="gr9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dash" draw:stroke-dash="Fine_20_Dotted" draw:textarea-vertical-align="middle"/>
    </style:style>
    <style:style style:name="gr12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</style:style>
    <style:style style:name="gr15" style:family="graphic" style:parent-style-name="objectwithoutfill">
      <style:graphic-properties draw:stroke="dash" draw:stroke-dash="Fine_20_Dotted" draw:marker-end="Arrow" draw:marker-end-width="0.3cm" draw:fill="none" draw:textarea-vertical-align="middle"/>
    </style:style>
    <style:style style:name="gr16" style:family="graphic" style:parent-style-name="objectwithoutfill">
      <style:graphic-properties draw:stroke="solid" draw:stroke-dash="Fine_20_Dotted"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stroke-dash="Fine_20_Dotted" svg:stroke-color="#000000" draw:fill="none" draw:fill-color="#ffffff" draw:auto-grow-height="true" draw:auto-grow-width="false" fo:max-height="0cm" fo:min-height="2.544cm"/>
    </style:style>
    <style:style style:name="gr18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solid" draw:stroke-dash="Fine_20_Dashed_20__28_var_29_" draw:opacity="50%" draw:opacity-name="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2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margin-top="0cm" fo:margin-bottom="0.192cm"/>
      <style:text-properties fo:font-size="28pt" style:font-size-asian="28pt" style:font-size-complex="28pt"/>
    </style:style>
    <style:style style:name="P10" style:family="paragraph">
      <style:paragraph-properties fo:margin-top="0cm" fo:margin-bottom="0.192cm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ff3300"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TM architecture</text:p>
          </draw:text-box>
        </draw:frame>
        <draw:custom-shape draw:style-name="gr1" draw:text-style-name="P1" xml:id="id1" draw:id="id1" draw:layer="layout" svg:width="4.318cm" svg:height="4.547cm" svg:x="10.922cm" svg:y="4.343cm">
          <text:p text:style-name="P1"><text:span text:style-name="T1">PostgreSQL</text:span></text:p>
          <text:p text:style-name="P1">Instance 1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3" draw:id="id3" draw:layer="layout" svg:width="4.318cm" svg:height="4.547cm" svg:x="10.922cm" svg:y="9.906cm">
          <text:p text:style-name="P1"><text:span text:style-name="T1">PostgreSQL</text:span></text:p>
          <text:p text:style-name="P1">Instance 2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4" draw:id="id4" draw:layer="layout" svg:width="4.318cm" svg:height="4.547cm" svg:x="10.922cm" svg:y="15.265cm">
          <text:p text:style-name="P1"><text:span text:style-name="T1">PostgreSQL</text:span></text:p>
          <text:p text:style-name="P1">Instance 3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2" draw:id="id2" draw:layer="layout" svg:width="6.096cm" svg:height="3.556cm" svg:x="20.166cm" svg:y="10.668cm">
          <text:p text:style-name="P2"><text:span text:style-name="T2">Arbiter</text:span></text:p>
          <text:p text:style-name="P2"><text:span text:style-name="T3">mast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15.24cm" svg:y1="6.617cm" svg:x2="20.166cm" svg:y2="12.446cm" draw:start-shape="id1" draw:start-glue-point="8" draw:end-shape="id2" draw:end-glue-point="5" svg:d="m15240 6617 4926 5829">
          <text:p/>
        </draw:connector>
        <draw:connector draw:style-name="gr2" draw:text-style-name="P1" draw:layer="layout" draw:type="line" svg:x1="15.24cm" svg:y1="12.18cm" svg:x2="20.166cm" svg:y2="12.446cm" draw:start-shape="id3" draw:start-glue-point="8" draw:end-shape="id2" draw:end-glue-point="5" svg:d="m15240 12180 4926 266">
          <text:p/>
        </draw:connector>
        <draw:connector draw:style-name="gr2" draw:text-style-name="P1" draw:layer="layout" draw:type="line" svg:x1="15.24cm" svg:y1="17.539cm" svg:x2="20.166cm" svg:y2="12.446cm" draw:start-shape="id4" draw:start-glue-point="8" draw:end-shape="id2" draw:end-glue-point="5" svg:d="m15240 17539 4926-5093">
          <text:p/>
        </draw:connector>
        <draw:custom-shape draw:style-name="gr1" draw:text-style-name="P2" draw:layer="layout" svg:width="6.096cm" svg:height="3.556cm" svg:x="20.166cm" svg:y="4.572cm">
          <text:p text:style-name="P2"><text:span text:style-name="T2">Arbiter</text:span></text:p>
          <text:p text:style-name="P2"><text:span text:style-name="T3">slave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" draw:id="id5" draw:layer="layout" svg:width="6.096cm" svg:height="3.556cm" svg:x="20.166cm" svg:y="16.764cm">
          <text:p text:style-name="P2"><text:span text:style-name="T2">Arbiter</text:span></text:p>
          <text:p text:style-name="P2"><text:span text:style-name="T3">slave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23.114cm" svg:y1="10.668cm" svg:x2="23.114cm" svg:y2="8.128cm">
          <text:p/>
        </draw:line>
        <draw:connector draw:style-name="gr2" draw:text-style-name="P1" draw:layer="layout" draw:type="line" svg:x1="23.214cm" svg:y1="16.764cm" svg:x2="23.214cm" svg:y2="14.224cm" draw:start-shape="id5" draw:start-glue-point="4" draw:end-shape="id2" draw:end-glue-point="6" svg:d="m23214 16764v-2540">
          <text:p/>
        </draw:connector>
        <draw:frame draw:style-name="gr4" draw:text-style-name="P1" draw:layer="layout" svg:width="5.08cm" svg:height="1.673cm" svg:x="22.86cm" svg:y="14.732cm">
          <draw:text-box>
            <text:p text:style-name="P1">synchronous</text:p>
            <text:p text:style-name="P1">replication </text:p>
          </draw:text-box>
        </draw:frame>
        <draw:frame draw:style-name="gr4" draw:text-style-name="P1" draw:layer="layout" svg:width="5.08cm" svg:height="1.673cm" svg:x="22.86cm" svg:y="8.89cm">
          <draw:text-box>
            <text:p text:style-name="P1">asynchronous</text:p>
            <text:p text:style-name="P1">replication </text:p>
          </draw:text-box>
        </draw:frame>
        <draw:custom-shape draw:style-name="gr1" draw:text-style-name="P3" xml:id="id6" draw:id="id6" draw:layer="layout" svg:width="5.105cm" svg:height="3.302cm" draw:transform="skewX (0.0068067840827766) translate (0.747cm 10.414cm)">
          <text:p text:style-name="P1"><text:span text:style-name="T2">Coordinato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5.842cm" svg:y1="12.065cm" svg:x2="10.922cm" svg:y2="6.617cm" draw:start-shape="id6" draw:start-glue-point="7" draw:end-shape="id1" draw:end-glue-point="6" svg:d="m5842 12065 5080-5448">
          <text:p/>
        </draw:connector>
        <draw:connector draw:style-name="gr3" draw:text-style-name="P1" draw:layer="layout" draw:type="line" svg:x1="5.842cm" svg:y1="12.065cm" svg:x2="10.922cm" svg:y2="12.18cm" draw:start-shape="id6" draw:start-glue-point="7" draw:end-shape="id3" draw:end-glue-point="6" svg:d="m5842 12065 5080 115">
          <text:p/>
        </draw:connector>
        <draw:line draw:style-name="gr3" draw:text-style-name="P1" draw:layer="layout" svg:x1="5.852cm" svg:y1="12.18cm" svg:x2="10.922cm" svg:y2="18.034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219cm" svg:y="0.958cm" presentation:class="title" presentation:user-transformed="true">
          <draw:text-box>
            <text:p>DTM transaction control flow</text:p>
          </draw:text-box>
        </draw:frame>
        <draw:line draw:style-name="gr6" draw:text-style-name="P4" draw:layer="layout" svg:x1="0.508cm" svg:y1="11.938cm" svg:x2="27.686cm" svg:y2="12.192cm">
          <text:p text:style-name="P4">Node 1</text:p>
        </draw:line>
        <draw:line draw:style-name="gr6" draw:text-style-name="P4" draw:layer="layout" svg:x1="0.508cm" svg:y1="15.748cm" svg:x2="27.686cm" svg:y2="16.002cm">
          <text:p text:style-name="P4">Node 2</text:p>
        </draw:line>
        <draw:line draw:style-name="gr6" draw:text-style-name="P4" draw:layer="layout" svg:x1="0.508cm" svg:y1="20.32cm" svg:x2="27.686cm" svg:y2="20.574cm">
          <text:p text:style-name="P4">Node 3</text:p>
        </draw:line>
        <draw:ellipse draw:style-name="gr7" draw:text-style-name="P4" xml:id="id7" draw:id="id7" draw:layer="layout" svg:width="4.318cm" svg:height="2.54cm" svg:x="0.762cm" svg:y="8.128cm">
          <text:p text:style-name="P4">dtm_begin_</text:p>
          <text:p text:style-name="P4">transaction</text:p>
        </draw:ellipse>
        <draw:ellipse draw:style-name="gr7" draw:text-style-name="P4" xml:id="id8" draw:id="id8" draw:layer="layout" svg:width="4.318cm" svg:height="2.54cm" svg:x="4.826cm" svg:y="12.7cm">
          <text:p text:style-name="P4">dtm_join_</text:p>
          <text:p text:style-name="P4">transaction</text:p>
        </draw:ellipse>
        <draw:ellipse draw:style-name="gr8" draw:text-style-name="P4" xml:id="id9" draw:id="id9" draw:layer="layout" svg:width="4.826cm" svg:height="2.54cm" svg:x="4.572cm" svg:y="17.018cm">
          <text:p text:style-name="P4">dtm_join_</text:p>
          <text:p text:style-name="P4">transaction</text:p>
        </draw:ellipse>
        <draw:connector draw:style-name="gr9" draw:text-style-name="P1" draw:layer="layout" svg:x1="2.921cm" svg:y1="10.668cm" svg:x2="4.826cm" svg:y2="13.97cm" draw:start-shape="id7" draw:start-glue-point="2" draw:end-shape="id8" draw:end-glue-point="3" svg:d="m2921 10668v3302h1905">
          <text:p/>
        </draw:connector>
        <draw:connector draw:style-name="gr9" draw:text-style-name="P1" draw:layer="layout" svg:x1="2.921cm" svg:y1="10.668cm" svg:x2="4.572cm" svg:y2="18.288cm" draw:start-shape="id7" draw:start-glue-point="2" draw:end-shape="id9" draw:end-glue-point="3" svg:d="m2921 10668v7620h1651">
          <text:p/>
        </draw:connector>
        <draw:frame draw:style-name="gr10" draw:text-style-name="P5" draw:layer="layout" svg:width="1.905cm" svg:height="0.962cm" draw:transform="rotate (1.56468767441262) translate (1.778cm 14.98cm)">
          <draw:text-box>
            <text:p text:style-name="P5">XID</text:p>
          </draw:text-box>
        </draw:frame>
        <draw:ellipse draw:style-name="gr7" draw:text-style-name="P4" draw:layer="layout" svg:width="6.096cm" svg:height="2.54cm" svg:x="11.443cm" svg:y="17.005cm">
          <text:p text:style-name="P4">begin</text:p>
          <text:p text:style-name="P4">transaction</text:p>
        </draw:ellipse>
        <draw:ellipse draw:style-name="gr7" draw:text-style-name="P4" draw:layer="layout" svg:width="5.842cm" svg:height="2.54cm" svg:x="11.37cm" svg:y="12.687cm">
          <text:p text:style-name="P4">begin</text:p>
          <text:p text:style-name="P4">transaction</text:p>
        </draw:ellipse>
        <draw:ellipse draw:style-name="gr7" draw:text-style-name="P4" draw:layer="layout" svg:width="5.842cm" svg:height="2.54cm" svg:x="11.684cm" svg:y="8.128cm">
          <text:p text:style-name="P4">begin</text:p>
          <text:p text:style-name="P4">transaction</text:p>
        </draw:ellipse>
        <draw:ellipse draw:style-name="gr7" draw:text-style-name="P4" xml:id="id11" draw:id="id11" draw:layer="layout" svg:width="6.35cm" svg:height="2.54cm" svg:x="20.32cm" svg:y="8.128cm">
          <text:p text:style-name="P4">commit</text:p>
          <text:p text:style-name="P4">transaction</text:p>
        </draw:ellipse>
        <draw:ellipse draw:style-name="gr11" draw:text-style-name="P4" xml:id="id12" draw:id="id12" draw:layer="layout" svg:width="5.842cm" svg:height="2.54cm" svg:x="20.574cm" svg:y="12.7cm">
          <text:p text:style-name="P4">commit</text:p>
          <text:p text:style-name="P4">transaction</text:p>
        </draw:ellipse>
        <draw:ellipse draw:style-name="gr7" draw:text-style-name="P4" xml:id="id13" draw:id="id13" draw:layer="layout" svg:width="5.842cm" svg:height="2.54cm" svg:x="20.066cm" svg:y="17.018cm">
          <text:p text:style-name="P4">commit</text:p>
          <text:p text:style-name="P4">transaction</text:p>
        </draw:ellipse>
        <draw:line draw:style-name="gr12" draw:text-style-name="P1" draw:layer="layout" svg:x1="5.08cm" svg:y1="9.398cm" svg:x2="11.684cm" svg:y2="9.398cm">
          <text:p/>
        </draw:line>
        <draw:line draw:style-name="gr12" draw:text-style-name="P1" draw:layer="layout" svg:x1="9.144cm" svg:y1="13.97cm" svg:x2="11.43cm" svg:y2="13.97cm">
          <text:p/>
        </draw:line>
        <draw:line draw:style-name="gr12" draw:text-style-name="P1" draw:layer="layout" svg:x1="9.398cm" svg:y1="18.288cm" svg:x2="11.684cm" svg:y2="18.288cm">
          <text:p/>
        </draw:line>
        <draw:line draw:style-name="gr12" draw:text-style-name="P1" draw:layer="layout" svg:x1="17.526cm" svg:y1="13.97cm" svg:x2="20.574cm" svg:y2="13.97cm">
          <text:p/>
        </draw:line>
        <draw:line draw:style-name="gr12" draw:text-style-name="P1" draw:layer="layout" svg:x1="17.526cm" svg:y1="9.398cm" svg:x2="20.32cm" svg:y2="9.398cm">
          <text:p/>
        </draw:line>
        <draw:line draw:style-name="gr12" draw:text-style-name="P1" draw:layer="layout" svg:x1="17.599cm" svg:y1="18.417cm" svg:x2="20.066cm" svg:y2="18.417cm">
          <text:p/>
        </draw:line>
        <draw:line draw:style-name="gr6" draw:text-style-name="P4" draw:layer="layout" svg:x1="0.762cm" svg:y1="7.112cm" svg:x2="27.94cm" svg:y2="7.366cm">
          <text:p text:style-name="P4">Arbiter</text:p>
        </draw:line>
        <draw:ellipse draw:style-name="gr7" draw:text-style-name="P4" draw:layer="layout" svg:width="4.318cm" svg:height="2.54cm" svg:x="0.762cm" svg:y="3.81cm">
          <text:p text:style-name="P4">Assign XID</text:p>
        </draw:ellipse>
        <draw:ellipse draw:style-name="gr7" draw:text-style-name="P4" xml:id="id10" draw:id="id10" draw:layer="layout" svg:width="4.318cm" svg:height="2.54cm" svg:x="17.272cm" svg:y="3.81cm">
          <text:p text:style-name="P4">Vote</text:p>
        </draw:ellipse>
        <draw:line draw:style-name="gr3" draw:text-style-name="P1" draw:layer="layout" svg:x1="2.794cm" svg:y1="6.35cm" svg:x2="2.794cm" svg:y2="8.128cm">
          <text:p/>
        </draw:line>
        <draw:connector draw:style-name="gr2" draw:text-style-name="P1" draw:layer="layout" draw:type="curve" svg:x1="19.431cm" svg:y1="6.35cm" svg:x2="23.495cm" svg:y2="8.128cm" draw:start-shape="id10" draw:start-glue-point="2" draw:end-shape="id11" draw:end-glue-point="0" svg:d="m19431 6350c0 1333 4064 445 4064 1778">
          <text:p/>
        </draw:connector>
        <draw:connector draw:style-name="gr2" draw:text-style-name="P1" draw:layer="layout" draw:type="curve" svg:x1="19.431cm" svg:y1="6.35cm" svg:x2="23.495cm" svg:y2="12.7cm" draw:start-shape="id10" draw:start-glue-point="2" draw:end-shape="id12" svg:d="m19431 6350c0 4762 4064 1588 4064 6350">
          <text:p/>
        </draw:connector>
        <draw:connector draw:style-name="gr2" draw:text-style-name="P1" draw:layer="layout" draw:type="curve" svg:x1="19.431cm" svg:y1="6.35cm" svg:x2="22.987cm" svg:y2="17.018cm" draw:start-shape="id10" draw:start-glue-point="2" draw:end-shape="id13" draw:end-glue-point="0" svg:d="m19431 6350c0 8001 3556 2667 3556 10668">
          <text:p/>
        </draw:connecto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sDTM architecture</text:p>
          </draw:text-box>
        </draw:frame>
        <draw:custom-shape draw:style-name="gr1" draw:text-style-name="P4" xml:id="id15" draw:id="id15" draw:layer="layout" svg:width="4.318cm" svg:height="4.547cm" svg:x="18.634cm" svg:y="4.162cm">
          <text:p text:style-name="P4"><text:span text:style-name="T1">PostgreSQL</text:span></text:p>
          <text:p text:style-name="P4">Instance 1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4" xml:id="id16" draw:id="id16" draw:layer="layout" svg:width="4.318cm" svg:height="4.547cm" svg:x="18.332cm" svg:y="9.906cm">
          <text:p text:style-name="P4"><text:span text:style-name="T1">PostgreSQL</text:span></text:p>
          <text:p text:style-name="P4">Instance 2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4" draw:layer="layout" svg:width="4.318cm" svg:height="4.547cm" svg:x="18.288cm" svg:y="15.988cm">
          <text:p text:style-name="P4"><text:span text:style-name="T1">PostgreSQL</text:span></text:p>
          <text:p text:style-name="P4">Instance 3</text:p>
          <draw:enhanced-geometry svg:viewBox="0 0 88 21600" draw:glue-points="44 ?f6 44 0 0 10800 44 21600 88 10800" draw:text-areas="0 ?f6 88 ?f3" draw:type="can" draw:modifiers="5048.54881266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xml:id="id14" draw:id="id14" draw:layer="layout" svg:width="5.105cm" svg:height="3.302cm" draw:transform="skewX (0.0068067840827766) translate (4.029cm 10.414cm)">
          <text:p text:style-name="P7"><text:span text:style-name="T2">Coordinato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9.124cm" svg:y1="12.065cm" svg:x2="18.634cm" svg:y2="6.436cm" draw:start-shape="id14" draw:start-glue-point="7" draw:end-shape="id15" draw:end-glue-point="6" svg:d="m9124 12065 9510-5629">
          <text:p/>
        </draw:connector>
        <draw:connector draw:style-name="gr3" draw:text-style-name="P1" draw:layer="layout" draw:type="line" svg:x1="9.124cm" svg:y1="12.065cm" svg:x2="18.332cm" svg:y2="12.18cm" draw:start-shape="id14" draw:start-glue-point="7" draw:end-shape="id16" draw:end-glue-point="6" svg:d="m9124 12065 9208 115">
          <text:p/>
        </draw:connector>
        <draw:line draw:style-name="gr3" draw:text-style-name="P1" draw:layer="layout" svg:x1="9.134cm" svg:y1="12.065cm" svg:x2="18.288cm" svg:y2="18.542cm">
          <text:p/>
        </draw:lin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tsDTM transaction control flow</text:p>
          </draw:text-box>
        </draw:frame>
        <draw:ellipse draw:style-name="gr7" draw:text-style-name="P1" xml:id="id17" draw:id="id17" draw:layer="layout" svg:width="3.524cm" svg:height="2.54cm" draw:transform="skewX (0.0150098315671484) rotate (0.0150098315671484) translate (0.286cm 4.598cm)">
          <text:p text:style-name="P1">dtm_extend</text:p>
        </draw:ellipse>
        <draw:ellipse draw:style-name="gr13" draw:text-style-name="P1" xml:id="id18" draw:id="id18" draw:layer="layout" svg:width="3.302cm" svg:height="2.54cm" draw:transform="skewX (-0.0118682389135592) rotate (-0.0118682389147458) translate (2.833cm 9.792cm)">
          <text:p text:style-name="P1">dtm_access</text:p>
        </draw:ellipse>
        <draw:frame draw:style-name="gr14" draw:layer="layout" svg:width="4.064cm" svg:height="0.962cm" draw:transform="rotate (1.55002690869587) translate (1.016cm 13.969cm)">
          <draw:text-box>
            <text:p>snapshot</text:p>
          </draw:text-box>
        </draw:frame>
        <draw:ellipse draw:style-name="gr13" draw:text-style-name="P1" draw:layer="layout" svg:width="3.556cm" svg:height="2.794cm" svg:x="6.604cm" svg:y="9.652cm">
          <text:p text:style-name="P1">prepare</text:p>
          <text:p text:style-name="P1"><text:s/>transaction</text:p>
        </draw:ellipse>
        <draw:ellipse draw:style-name="gr13" draw:text-style-name="P1" draw:layer="layout" svg:width="3.502cm" svg:height="2.54cm" draw:transform="skewX (-0.0109955742875622) rotate (-0.0111701072139481) translate (10.468cm 9.886cm)">
          <text:p text:style-name="P1">dtm_begin_</text:p>
          <text:p text:style-name="P1">prepare</text:p>
        </draw:ellipse>
        <draw:line draw:style-name="gr6" draw:text-style-name="P1" draw:layer="layout" svg:x1="0.254cm" svg:y1="7.874cm" svg:x2="27.178cm" svg:y2="8.128cm">
          <text:p text:style-name="P1">Node 1</text:p>
        </draw:line>
        <draw:line draw:style-name="gr6" draw:text-style-name="P1" draw:layer="layout" svg:x1="0.254cm" svg:y1="13.97cm" svg:x2="27.178cm" svg:y2="14.224cm">
          <text:p text:style-name="P1">Node 2</text:p>
        </draw:line>
        <draw:line draw:style-name="gr6" draw:text-style-name="P1" draw:layer="layout" svg:x1="0.508cm" svg:y1="19.558cm" svg:x2="27.432cm" svg:y2="19.812cm">
          <text:p text:style-name="P1">Node 3</text:p>
        </draw:line>
        <draw:ellipse draw:style-name="gr13" draw:text-style-name="P1" xml:id="id19" draw:id="id19" draw:layer="layout" svg:width="3.302cm" svg:height="2.54cm" draw:transform="skewX (-0.0118682389135592) rotate (-0.0118682389147458) translate (2.687cm 15.305cm)">
          <text:p text:style-name="P1">dtm_access</text:p>
        </draw:ellipse>
        <draw:ellipse draw:style-name="gr13" draw:text-style-name="P1" draw:layer="layout" svg:width="3.556cm" svg:height="2.794cm" svg:x="6.604cm" svg:y="4.343cm">
          <text:p text:style-name="P1">prepare</text:p>
          <text:p text:style-name="P1"><text:s/>transaction</text:p>
        </draw:ellipse>
        <draw:ellipse draw:style-name="gr13" draw:text-style-name="P1" draw:layer="layout" svg:width="3.556cm" svg:height="2.794cm" svg:x="6.604cm" svg:y="15.24cm">
          <text:p text:style-name="P1">prepare</text:p>
          <text:p text:style-name="P1"><text:s/>transaction</text:p>
        </draw:ellipse>
        <draw:line draw:style-name="gr15" draw:text-style-name="P1" draw:layer="layout" svg:x1="3.81cm" svg:y1="5.842cm" svg:x2="6.604cm" svg:y2="5.842cm">
          <text:p/>
        </draw:line>
        <draw:ellipse draw:style-name="gr13" draw:text-style-name="P1" draw:layer="layout" svg:width="3.502cm" svg:height="2.54cm" draw:transform="skewX (-0.0109955742875622) rotate (-0.0111701072139481) translate (10.468cm 4.552cm)">
          <text:p text:style-name="P1">dtm_begin_</text:p>
          <text:p text:style-name="P1">prepare</text:p>
        </draw:ellipse>
        <draw:ellipse draw:style-name="gr13" draw:text-style-name="P1" draw:layer="layout" svg:width="3.502cm" svg:height="2.54cm" draw:transform="skewX (-0.0109955742875622) rotate (-0.0111701072139481) translate (10.468cm 15.474cm)">
          <text:p text:style-name="P1">dtm_begin_</text:p>
          <text:p text:style-name="P1">prepare</text:p>
        </draw:ellipse>
        <draw:ellipse draw:style-name="gr13" draw:text-style-name="P1" draw:layer="layout" svg:width="3.502cm" svg:height="2.54cm" draw:transform="skewX (-0.0109955742875622) rotate (-0.0111701072139481) translate (14.278cm 9.886cm)">
          <text:p text:style-name="P1">dtm_prepare</text:p>
        </draw:ellipse>
        <draw:ellipse draw:style-name="gr13" draw:text-style-name="P1" draw:layer="layout" svg:width="3.502cm" svg:height="2.54cm" draw:transform="skewX (-0.0109955742875622) rotate (-0.0111701072139481) translate (14.278cm 4.552cm)">
          <text:p text:style-name="P1">dtm_prepare</text:p>
        </draw:ellipse>
        <draw:ellipse draw:style-name="gr13" draw:text-style-name="P1" draw:layer="layout" svg:width="3.502cm" svg:height="2.54cm" draw:transform="skewX (-0.0109955742875622) rotate (-0.0111701072139481) translate (14.278cm 15.474cm)">
          <text:p text:style-name="P1">dtm_prepare</text:p>
        </draw:ellipse>
        <draw:ellipse draw:style-name="gr13" draw:text-style-name="P1" draw:layer="layout" svg:width="3.248cm" svg:height="2.54cm" draw:transform="skewX (-0.012217304763958) rotate (-0.0120427718399452) translate (20.628cm 15.728cm)">
          <text:p text:style-name="P1">dtm_end_</text:p>
          <text:p text:style-name="P1">prepare</text:p>
        </draw:ellipse>
        <draw:ellipse draw:style-name="gr13" draw:text-style-name="P1" draw:layer="layout" svg:width="2.994cm" svg:height="2.54cm" draw:transform="skewX (-0.0129154364647556) rotate (-0.0130899693911417) translate (20.828cm 10.213cm)">
          <text:p text:style-name="P1">dtm_end_</text:p>
          <text:p text:style-name="P1">preparea</text:p>
        </draw:ellipse>
        <draw:ellipse draw:style-name="gr13" draw:text-style-name="P1" draw:layer="layout" svg:width="3.048cm" svg:height="2.54cm" draw:transform="skewX (-0.0125663706143568) rotate (-0.0127409035407429) translate (20.828cm 4.806cm)">
          <text:p text:style-name="P1">dtm_end_</text:p>
          <text:p text:style-name="P1">prepare</text:p>
        </draw:ellipse>
        <draw:ellipse draw:style-name="gr13" draw:text-style-name="P1" draw:layer="layout" svg:width="3.556cm" svg:height="2.794cm" svg:x="24.13cm" svg:y="10.16cm">
          <text:p text:style-name="P1">commit</text:p>
          <text:p text:style-name="P1"><text:s/>prepared</text:p>
        </draw:ellipse>
        <draw:ellipse draw:style-name="gr13" draw:text-style-name="P1" draw:layer="layout" svg:width="3.556cm" svg:height="2.794cm" svg:x="24.238cm" svg:y="15.566cm">
          <text:p text:style-name="P1">commit</text:p>
          <text:p text:style-name="P1"><text:s/>prepared</text:p>
        </draw:ellipse>
        <draw:ellipse draw:style-name="gr13" draw:text-style-name="P1" draw:layer="layout" svg:width="3.556cm" svg:height="2.794cm" svg:x="24.13cm" svg:y="4.572cm">
          <text:p text:style-name="P1">commit</text:p>
          <text:p text:style-name="P1"><text:s/>prepared</text:p>
        </draw:ellipse>
        <draw:connector draw:style-name="gr16" draw:text-style-name="P1" draw:layer="layout" svg:x1="2.048cm" svg:y1="7.112cm" svg:x2="2.833cm" svg:y2="11.062cm" draw:start-shape="id17" draw:start-glue-point="2" draw:end-shape="id18" draw:end-glue-point="3" svg:d="m2048 7112v3950h785">
          <text:p/>
        </draw:connector>
        <draw:connector draw:style-name="gr16" draw:text-style-name="P1" draw:layer="layout" svg:x1="2.048cm" svg:y1="7.112cm" svg:x2="2.687cm" svg:y2="16.575cm" draw:start-shape="id17" draw:start-glue-point="2" draw:end-shape="id19" draw:end-glue-point="3" svg:d="m2048 7112v9463h639">
          <text:p/>
        </draw:connector>
        <draw:line draw:style-name="gr16" draw:text-style-name="P1" draw:layer="layout" svg:x1="17.78cm" svg:y1="5.842cm" svg:x2="19.05cm" svg:y2="11.43cm">
          <text:p/>
        </draw:line>
        <draw:line draw:style-name="gr16" draw:text-style-name="P1" draw:layer="layout" svg:x1="17.78cm" svg:y1="11.43cm" svg:x2="19.05cm" svg:y2="11.43cm">
          <text:p/>
        </draw:line>
        <draw:line draw:style-name="gr16" draw:text-style-name="P1" draw:layer="layout" svg:x1="17.78cm" svg:y1="16.764cm" svg:x2="19.05cm" svg:y2="11.43cm">
          <text:p/>
        </draw:line>
        <draw:line draw:style-name="gr16" draw:text-style-name="P1" draw:layer="layout" svg:x1="19.05cm" svg:y1="11.43cm" svg:x2="20.828cm" svg:y2="6.096cm">
          <text:p/>
        </draw:line>
        <draw:line draw:style-name="gr16" draw:text-style-name="P1" draw:layer="layout" svg:x1="19.05cm" svg:y1="11.43cm" svg:x2="20.828cm" svg:y2="11.43cm">
          <text:p/>
        </draw:line>
        <draw:line draw:style-name="gr16" draw:text-style-name="P1" draw:layer="layout" svg:x1="19.05cm" svg:y1="11.43cm" svg:x2="20.628cm" svg:y2="17.018cm">
          <text:p/>
        </draw:line>
        <draw:frame draw:style-name="gr17" draw:layer="layout" svg:width="2.032cm" svg:height="2.794cm" svg:x="18.034cm" svg:y="10.414cm">
          <draw:text-box>
            <text:p>max</text:p>
            <text:p/>
            <text:p><text:s/>CSN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ightweight two-phase commit</text:p>
          </draw:text-box>
        </draw:frame>
        <draw:custom-shape draw:style-name="gr1" draw:text-style-name="P1" draw:layer="layout" svg:width="14.478cm" svg:height="2.794cm" svg:x="0.508cm" svg:y="3.81cm">
          <text:p text:style-name="P1"><text:span text:style-name="T1">XactLogCommitRecord</text:span></text:p>
          <text:p text:style-name="P1">(flush changes in WAL)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14.224cm" svg:height="2.892cm" svg:x="0.508cm" svg:y="13.208cm">
          <text:p text:style-name="P1"><text:span text:style-name="T1">ProcArrayEndTransaction</text:span></text:p>
          <text:p text:style-name="P1">(mark transaction as </text:p>
          <text:p text:style-name="P1">completed)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14.478cm" svg:height="3.048cm" svg:x="0.254cm" svg:y="17.272cm">
          <text:p text:style-name="P1"><text:span text:style-name="T1">ResourceOwnerRelease</text:span></text:p>
          <text:p text:style-name="P1">(release transaction locks)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xml:id="id20" draw:id="id20" draw:layer="layout" svg:width="14.478cm" svg:height="3.048cm" svg:x="0.254cm" svg:y="8.128cm">
          <text:p text:style-name="P1"><text:span text:style-name="T1">TransactionTreeSetCommitTsData</text:span></text:p>
          <text:p text:style-name="P1">(set transaction status </text:p>
          <text:p text:style-name="P1">in CLOG)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3" xml:id="id21" draw:id="id21" draw:layer="layout" svg:width="9.144cm" svg:height="2.54cm" svg:x="18.288cm" svg:y="8.636cm">
          <text:p text:style-name="P3"><text:span text:style-name="T2">Arbit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7.493cm" svg:y1="8.128cm" svg:x2="22.86cm" svg:y2="8.636cm" draw:start-shape="id20" draw:end-shape="id21" draw:end-glue-point="4" svg:d="m7493 8128v-501h15367v1009">
          <text:p/>
        </draw:connector>
        <draw:frame draw:style-name="gr18" draw:layer="layout" svg:width="5.667cm" svg:height="0.962cm" svg:x="17.272cm" svg:y="5.842cm">
          <draw:text-box>
            <text:p>Transaction status</text:p>
          </draw:text-box>
        </draw:frame>
        <draw:connector draw:style-name="gr3" draw:text-style-name="P1" draw:layer="layout" draw:line-skew="0.26cm" svg:x1="22.86cm" svg:y1="11.176cm" svg:x2="7.493cm" svg:y2="11.176cm" draw:start-shape="id21" draw:start-glue-point="6" draw:end-shape="id20" svg:d="m22860 11176v762h-15367v-762">
          <text:p/>
        </draw:connector>
        <draw:custom-shape draw:style-name="gr19" draw:text-style-name="P1" draw:layer="layout" svg:width="1.27cm" svg:height="1.172cm" svg:x="6.858cm" svg:y="16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draw:layer="layout" svg:width="1.27cm" svg:height="2.032cm" svg:x="6.858cm" svg:y="11.1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draw:layer="layout" svg:width="1.27cm" svg:height="1.524cm" svg:x="6.905cm" svg:y="6.66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tensible Transaction API</text:p>
          </draw:text-box>
        </draw:frame>
        <draw:frame presentation:style-name="pr5" draw:text-style-name="P8" draw:layer="layout" svg:width="25.199cm" svg:height="19.867cm" svg:x="1.4cm" svg:y="2.231cm" presentation:class="outline" presentation:user-transformed="true">
          <draw:text-box>
            <text:list text:style-name="L3">
              <text:list-header>
                <text:p text:style-name="P8"><text:span text:style-name="T4"/></text:p>
              </text:list-header>
              <text:list-item>
                <text:p text:style-name="P8"><text:span text:style-name="T4">XidStatus (*GetTransactionStatus)(TransactionId xid, XLogRecPtr *lsn);</text:span></text:p>
              </text:list-item>
              <text:list-item>
                <text:p text:style-name="P8"><text:span text:style-name="T4">void (*SetTransactionStatus)(TransactionId xid, int nsubxids, TransactionId *subxids, XidStatus status, XLogRecPtr lsn);</text:span></text:p>
              </text:list-item>
              <text:list-item>
                <text:p text:style-name="P8"><text:span text:style-name="T4">Snapshot (*GetSnapshot)(Snapshot snapshot);</text:span></text:p>
              </text:list-item>
              <text:list-item>
                <text:p text:style-name="P8"><text:span text:style-name="T4">TransactionId (*GetNewTransactionId)(bool isSubXact);</text:span></text:p>
              </text:list-item>
              <text:list-item>
                <text:p text:style-name="P8"><text:span text:style-name="T4">TransactionId (*GetOldestXmin)(Relation rel, bool ignoreVacuum);</text:span></text:p>
              </text:list-item>
              <text:list-item>
                <text:p text:style-name="P8"><text:span text:style-name="T4">bool (*IsInProgress)(TransactionId xid);</text:span></text:p>
              </text:list-item>
              <text:list-item>
                <text:p text:style-name="P8"><text:span text:style-name="T4">TransactionId (*GetGlobalTransactionId)(void);</text:span></text:p>
              </text:list-item>
              <text:list-item>
                <text:p text:style-name="P8"><text:span text:style-name="T4">bool (*IsInSnapshot)(TransactionId xid, Snapshot snapshot);</text:span></text:p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ew commit callback events</text:p>
          </draw:text-box>
        </draw:frame>
        <draw:frame presentation:style-name="pr5" draw:text-style-name="P8" draw:layer="layout" svg:width="25.199cm" svg:height="17.79cm" svg:x="1.4cm" svg:y="4.054cm" presentation:class="outline" presentation:user-transformed="true">
          <draw:text-box>
            <text:list text:style-name="L3">
              <text:list-item>
                <text:p text:style-name="P8"><text:span text:style-name="T5">XACT_EVENT_START,</text:span></text:p>
              </text:list-item>
              <text:list-item>
                <text:p text:style-name="P8"><text:span text:style-name="T4">XACT_EVENT_COMMIT,</text:span></text:p>
              </text:list-item>
              <text:list-item>
                <text:p text:style-name="P8"><text:span text:style-name="T4">XACT_EVENT_PARALLEL_COMMIT,</text:span></text:p>
              </text:list-item>
              <text:list-item>
                <text:p text:style-name="P8"><text:span text:style-name="T4">XACT_EVENT_ABORT,</text:span></text:p>
              </text:list-item>
              <text:list-item>
                <text:p text:style-name="P8"><text:span text:style-name="T4">XACT_EVENT_PARALLEL_ABORT,</text:span></text:p>
              </text:list-item>
              <text:list-item>
                <text:p text:style-name="P8"><text:span text:style-name="T4">XACT_EVENT_PREPARE,</text:span></text:p>
              </text:list-item>
              <text:list-item>
                <text:p text:style-name="P8"><text:span text:style-name="T4">XACT_EVENT_PRE_COMMIT,</text:span></text:p>
              </text:list-item>
              <text:list-item>
                <text:p text:style-name="P8"><text:span text:style-name="T4">XACT_EVENT_PARALLEL_PRE_COMMIT,</text:span></text:p>
              </text:list-item>
              <text:list-item>
                <text:p text:style-name="P8"><text:span text:style-name="T5">XACT_EVENT_PRE_PREPARE,</text:span></text:p>
              </text:list-item>
              <text:list-item>
                <text:p text:style-name="P8"><text:span text:style-name="T5">XACT_EVENT_COMMIT_PREPARED,</text:span></text:p>
              </text:list-item>
              <text:list-item>
                <text:p text:style-name="P8"><text:span text:style-name="T5">XACT_EVENT_ABORT_PREPARED</text:span></text:p>
              </text:list-item>
              <text:list-item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Example of interaction with DTM</text:p>
          </draw:text-box>
        </draw:frame>
        <draw:frame presentation:style-name="pr5" draw:text-style-name="P9" draw:layer="layout" svg:width="26.924cm" svg:height="16.234cm" svg:x="0.762cm" svg:y="4.064cm" presentation:class="outline" presentation:user-transformed="true">
          <draw:text-box>
            <text:list text:style-name="L3">
              <text:list-header>
                <text:p text:style-name="P9"><text:span text:style-name="T6">xid := execQuery(con1, "select dtm_begin_transaction()")</text:span></text:p>
                <text:p text:style-name="P9"><text:span text:style-name="T6">exec(con2, "select dtm_join_transaction($1)", xid)</text:span></text:p>
                <text:p text:style-name="P9"><text:span text:style-name="T6">exec(con1, "begin transaction")</text:span></text:p>
                <text:p text:style-name="P9"><text:span text:style-name="T6">exec(con2, "begin transaction")</text:span></text:p>
                <text:p text:style-name="P10"><text:span text:style-name="T6">exec(con1, "update t set v = v + $1 where u=$2", amount, account1)</text:span></text:p>
                <text:p text:style-name="P10"><text:span text:style-name="T6">exec(con2, "update t set v = v - $1 where u=$2", amount, account2)</text:span></text:p>
                <text:p text:style-name="P9"><text:span text:style-name="T6">var wg sync.WaitGroup</text:span></text:p>
                <text:p text:style-name="P9"><text:span text:style-name="T6">wg.Add(2)</text:span></text:p>
                <text:p text:style-name="P9"><text:span text:style-name="T6">asyncExec(con1, “commit”, &amp;wg)</text:span></text:p>
                <text:p text:style-name="P9"><text:span text:style-name="T6">asyncExec(cnn2, “commit”, &amp;wg)</text:span></text:p>
                <text:p text:style-name="P9"><text:span text:style-name="T6">wg.Wait()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Example of interaction with tsDTM</text:p>
          </draw:text-box>
        </draw:frame>
        <draw:frame presentation:style-name="pr5" draw:text-style-name="P10" draw:layer="layout" svg:width="25.199cm" svg:height="15.473cm" svg:x="1.4cm" svg:y="4.914cm" presentation:class="outline" presentation:user-transformed="true">
          <draw:text-box>
            <text:list text:style-name="L3">
              <text:list-header>
                <text:p text:style-name="P10"><text:span text:style-name="T7">exec(con1, "begin transaction")</text:span></text:p>
                <text:p text:style-name="P10"><text:span text:style-name="T7">exec(con2, "begin transaction")</text:span></text:p>
                <text:p text:style-name="P10"><text:span text:style-name="T7">snapshot = execQuery(con1, "select dtm_extend($1)", gtid) <text:s text:c="7"/></text:span></text:p>
                <text:p text:style-name="P10"><text:span text:style-name="T7">snapshot = execQuery(con2, "select dtm_access($1, $2)", snapshot, gtid)</text:span></text:p>
                <text:p text:style-name="P10"><text:span text:style-name="T7">exec(con1, "update t set v = v + $1 where u=$2", amount, account1)</text:span></text:p>
                <text:p text:style-name="P10"><text:span text:style-name="T7">exec(con2, "update t set v = v - $1 where u=$2", amount, account2)</text:span></text:p>
                <text:p text:style-name="P10"><text:span text:style-name="T7">exec(con1, "prepare transaction '" + gtid + "'")</text:span></text:p>
                <text:p text:style-name="P10"><text:span text:style-name="T7">exec(con2, "prepare transaction '" + gtid + "'")</text:span></text:p>
                <text:p text:style-name="P10"><text:span text:style-name="T7">exec(con1, "select dtm_begin_prepare($1)", gtid)</text:span></text:p>
                <text:p text:style-name="P10"><text:span text:style-name="T7">exec(con2, "select dtm_begin_prepare($1)", gtid)</text:span></text:p>
                <text:p text:style-name="P10"><text:span text:style-name="T7">csn = execQuery(con1, "select dtm_prepare($1, 0)", gtid)</text:span></text:p>
                <text:p text:style-name="P10"><text:span text:style-name="T7">csn = execQuery(con2, "select dtm_prepare($1, $2)", gtid, csn)</text:span></text:p>
                <text:p text:style-name="P10"><text:span text:style-name="T7">exec(con1, "select dtm_end_prepare($1, $2)", gtid, csn)</text:span></text:p>
                <text:p text:style-name="P10"><text:span text:style-name="T7">exec(con2, "select dtm_end_prepare($1, $2)", gtid, csn)</text:span></text:p>
                <text:p text:style-name="P10"><text:span text:style-name="T7">exec(con1, "commit prepared '" + gtid + "'")</text:span></text:p>
                <text:p text:style-name="P10"><text:span text:style-name="T7">exec(con2, "commit prepared '" + gtid + "'")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Example of using FDW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9"><text:span text:style-name="T6"/></text:p>
                <text:p text:style-name="P9"><text:span text:style-name="T6"/></text:p>
                <text:p text:style-name="P9"><text:span text:style-name="T6">exec(con, "select dtm_begin_transaction()")</text:span></text:p>
                <text:p text:style-name="P9"><text:span text:style-name="T6">exec(con, "begin transaction")</text:span></text:p>
                <text:p text:style-name="P9"><text:span text:style-name="T6">exec(con, "update t set v = v + $1 where u=$2", <text:s text:c="19"/>amount, account1)</text:span></text:p>
                <text:p text:style-name="P9"><text:span text:style-name="T6">exec(con, "update t set v = v - $1 where u=$2", <text:s text:c="20"/>amount, account2)</text:span></text:p>
                <text:p text:style-name="P9"><text:span text:style-name="T6">exec(con, “commit”)</text:span></text:p>
                <text:p text:style-name="P9"><text:span text:style-name="T6"/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Example of using pg_shard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9"><text:span text:style-name="T6"/></text:p>
                <text:p text:style-name="P9"><text:span text:style-name="T6"/></text:p>
                <text:p text:style-name="P9"><text:span text:style-name="T6">exec(con, "begin transaction")</text:span></text:p>
                <text:p text:style-name="P9"><text:span text:style-name="T6">exec(con, "update t set v = v + $1 where u=$2", <text:s text:c="3"/></text:span><text:span text:style-name="T6"><text:tab/></text:span><text:span text:style-name="T6"> <text:s text:c="13"/>amount, account1)</text:span></text:p>
                <text:p text:style-name="P9"><text:span text:style-name="T6">exec(con, "update t set v = v - $1 where u=$2", <text:s text:c="21"/>amount, account2)</text:span></text:p>
                <text:p text:style-name="P9"><text:span text:style-name="T6">exec(con, “commit”)</text:span></text:p>
                <text:p text:style-name="P9"><text:span text:style-name="T6"/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nstantin Knizhnik</meta:initial-creator>
    <meta:creation-date>2015-10-20T12:21:47</meta:creation-date>
    <meta:editing-duration>PT2H46M19S</meta:editing-duration>
    <meta:editing-cycles>7</meta:editing-cycles>
    <dc:date>2015-10-20T16:25:08</dc:date>
    <dc:creator>Konstantin Knizhnik</dc:creator>
    <meta:generator>OpenOffice/4.0.1$Unix OpenOffice.org_project/401m5$Build-9714</meta:generator>
    <meta:document-statistic meta:object-count="155"/>
  </office:meta>
</office:document-meta>
</file>